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WeakReference.writeRepl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WeakReference.g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ockWeakReference.MockWeakReference( T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